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Verdana" svg:font-family="Verdana, Helvetic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000000" style:font-name="Verdana" fo:font-size="13.5pt" fo:letter-spacing="normal" fo:font-style="normal" fo:font-weight="bold"/>
    </style:style>
    <style:style style:name="P2" style:family="paragraph" style:parent-style-name="Heading_20_2">
      <style:text-properties fo:font-variant="normal" fo:text-transform="none" style:font-name="Verdana" fo:letter-spacing="normal" fo:font-style="normal" fo:font-weight="bold"/>
    </style:style>
    <style:style style:name="P3" style:family="paragraph" style:parent-style-name="Heading_20_3">
      <style:paragraph-properties fo:margin-left="0cm" fo:margin-right="0cm" fo:margin-top="0.529cm" fo:margin-bottom="0.265cm" fo:line-height="110%" fo:text-align="justify" style:justify-single-word="false" fo:orphans="2" fo:widows="2" fo:text-indent="0cm" style:auto-text-indent="false"/>
      <style:text-properties fo:font-variant="normal" fo:text-transform="none" fo:color="#000000" style:font-name="Verdana" fo:font-size="12pt" fo:letter-spacing="normal" fo:font-style="normal" fo:font-weight="bold"/>
    </style:style>
    <style:style style:name="P4" style:family="paragraph" style:parent-style-name="Text_20_body">
      <style:text-properties fo:font-variant="normal" fo:text-transform="none" fo:color="#000000" style:font-name="Verdana" fo:font-size="13.5pt" fo:letter-spacing="normal" fo:font-style="normal" fo:font-weight="bold"/>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Verdana" fo:font-size="9pt" fo:letter-spacing="normal" fo:font-style="normal" fo:font-weight="norma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T1" style:family="text">
      <style:text-properties fo:color="#000000" fo:font-size="13.5pt"/>
    </style:style>
    <style:style style:name="T2" style:family="text">
      <style:text-properties fo:font-variant="normal" fo:text-transform="none" fo:color="#000000" style:font-name="Verdana" fo:font-size="9pt" fo:letter-spacing="normal" fo:font-style="normal" fo:font-weight="normal"/>
    </style:style>
    <style:style style:name="T3" style:family="text">
      <style:text-properties fo:font-variant="normal" fo:text-transform="none" fo:color="#78909c" style:font-name="Verdana" fo:font-size="9pt" fo:letter-spacing="normal" fo:font-style="normal" style:text-underline-style="solid" style:text-underline-width="auto" style:text-underline-color="font-color" fo:font-weight="normal" fo:background-color="transparent"/>
    </style:style>
    <style:style style:name="T4" style:family="text">
      <style:text-properties style:font-name="Roboto"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a xlink:type="simple" xlink:href="http://www.frameip.com/dns/" text:style-name="Internet_20_link" text:visited-style-name="Visited_20_Internet_20_Link">http://www.frameip.com/dns/</text:a></text:h>
      <text:h text:style-name="P1" text:outline-level="2">https://www.cert.ssi.gouv.fr/information/CERTA-2008-INF-002/</text:h>
      <text:h text:style-name="P2" text:outline-level="2"><text:a xlink:type="simple" xlink:href="https://www.youtube.com/watch?v=72snZctFFtA" text:style-name="Internet_20_link" text:visited-style-name="Visited_20_Internet_20_Link">https://www.youtube.com/watch?v=72snZctFFtA</text:a><text:span text:style-name="T1"> : </text:span><text:span text:style-name="T4">DNS Explained</text:span></text:h>
      <text:p text:style-name="P4"/>
      <text:h text:style-name="P1" text:outline-level="2"><text:bookmark text:name="1-8211-introduction-au-protocole-dns"/>1 – Introduction au protocole DNS</text:h>
      <text:p text:style-name="P5">Dans le monde de l’Internet, les machines du réseau sont identifiées par des adresses Ip. Néanmoins, ces adresses ne sont pas très agréables à manipuler, c’est pourquoi, on utilise les noms. L’objectif a alors été de permettre la résolution des noms de domaines qui consiste à assurer la conversion entre les noms d’hôtes et les adresses IP. La solution actuelle est l’utilisation des DNS (Domain Name System) ce que nous allons vous présenter dans ce document.</text:p>
      <text:p text:style-name="P6"><text:span text:style-name="T2">Le travail présenté ici s’appuie particulièrement sur la </text:span><text:a xlink:type="simple" xlink:href="http://www.frameip.com/rfc-1034-domain-names-concepts-and-facilities/" text:style-name="Internet_20_link" text:visited-style-name="Visited_20_Internet_20_Link"><text:span text:style-name="T3">RFC 1034</text:span></text:a><text:span text:style-name="T2"> et la </text:span><text:a xlink:type="simple" xlink:href="http://www.frameip.com/rfc-1035-domain-names-implementation-and-specification/" text:style-name="Internet_20_link" text:visited-style-name="Visited_20_Internet_20_Link"><text:span text:style-name="T3">RFC 1035</text:span></text:a><text:span text:style-name="T2">. Les RFCs (Request For Comment) sont des documents de l’IETF (Internet Engineering Task Force) qui ont vocation à être les standards d’Internet. Dans une première partie nous ferons une introduction à la notion de Dns, en présentant un bref historique et en nous penchant sur sa structure. Nous nous intéresserons ensuite plus précisément aux serveurs de noms et pour finir nous parlerons du système de recherches des ressources et plus précisément des requêtes Dns.</text:span></text:p>
      <text:p text:style-name="Standard"/>
      <text:h text:style-name="P1" text:outline-level="2">3 – Sa structure</text:h>
      <text:h text:style-name="P1" text:outline-level="2"><text:bookmark text:name="6-8211-la-securite"/>6 – La sécurité</text:h>
      <text:h text:style-name="P3" text:outline-level="3"><text:bookmark text:name="61-8211-fragilite"/>6.1 – Fragilité</text:h>
      <text:p text:style-name="P6"><text:span text:style-name="T2">Sans le Dns, la majorité des applications d’Internet s’arrêtent! De plus le Dns est souvent la cible favorite des </text:span><text:a xlink:type="simple" xlink:href="http://www.frameip.com/dos-attaque-deny-of-service/" text:style-name="Internet_20_link" text:visited-style-name="Visited_20_Internet_20_Link"><text:span text:style-name="T3">dénis de service (Dos)</text:span></text:a><text:span text:style-name="T2"> des pirates. Il y a aussi un exemple simple avec le système de requêtes inversées vu précédemment qui entraîne une fuite d’information (ceci représentant la partie découverte de l’attaque). Jusqu’ici, nous n’avons utilisés les requêtes Dns inversées que pour faire la correspondance entre une adresse Ip et l’hostname associé (Requête de classe IN et de type A). Or, nous pouvons faire des recherches inversées sur d’autres types de ressources. Par exemple, nous pourrions émettre une requête inverse au sujet des champs HINFO1 pour se chercher toutes les machines tournant sous une version vulnérable d’un certain système d’exploitation. En effet, le champs Hinfo est sensé contenir le type et version du Système d’Exploitation de la machine.</text:span></text:p>
      <text:h text:style-name="P3" text:outline-level="3"><text:bookmark text:name="62-8211-securisation"/>6.2 – Sécurisation</text:h>
      <text:p text:style-name="P5">Les normes de sécurisation du DNS portent sur la certification de l’origine des données, l’authentification des transactions et des requêtes. Elles ne portent pas sur la confidentialité des informations : les données échangées ne sont pas chiffrées avant d’être transportées par le réseau et n’apporte aucune protection aux entêtes des messages DNS, ou aux trames de commandes (requêtes DNS).</text:p>
      <text:p text:style-name="P5">La sécurisation du Dns doit assurer l’authentification d’une transaction, c’est à dire que le Resolver reçoit une réponse provenant bien du serveur à qui il a envoyé une requête, qu’il s’agit de la réponse correspondant effectivement à sa requête, que la trame n’a pas été « diddled » (dupé) lors de son transport par le réseau.</text:p>
      <text:p text:style-name="P5">L’authentification de transaction est assurée par le rajout d’un « Enregistrement de Signature » (SIG RR) à la fin de la trame de réponse. La signature est créée à partir d’une concaténation entre la réponse du serveur et la requête du client. La clef privée utilisée pour la signature appartient au serveur qui émet le message signé, et non à la zone. Les clefs publiques utilisées dans les mécanismes de sécurisation du <text:soft-page-break/>Dns sont contenues dans des « Enregistrements de Clefs » (Key RR) stockés dans la base de données du Dns. Ces clefs publiques peuvent être destinées à une zone, à un host ou autre. Un KEY RR est authentifié par un SIG RR comme n’importe quel autre enregistrement.</text:p>
      <text:p text:style-name="Standard"/>
      <text:p text:style-name="Standard">Check champ Aa, champ 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Verdana" svg:font-family="Verdana, Helvetic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Char</meta:initial-creator>
    <meta:creation-date>2018-01-12T14:21:40.45</meta:creation-date>
    <dc:date>2018-01-12T15:16:06.14</dc:date>
    <dc:creator>Chris Char</dc:creator>
    <meta:editing-duration>PT54M24S</meta:editing-duration>
    <meta:editing-cycles>4</meta:editing-cycles>
    <meta:generator>OpenOffice/4.1.3$Win32 OpenOffice.org_project/413m1$Build-9783</meta:generator>
    <meta:document-statistic meta:table-count="0" meta:image-count="0" meta:object-count="0" meta:page-count="2" meta:paragraph-count="15" meta:word-count="568" meta:character-count="3560"/>
  </office:meta>
</office:document-meta>
</file>